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fo:font-variant="normal" fo:text-transform="none" fo:color="#000000" style:font-name="Liberation Serif1" fo:font-size="14pt" fo:letter-spacing="normal" fo:font-style="normal" fo:font-weight="normal"/>
    </style:style>
    <style:style style:name="P2" style:family="paragraph" style:parent-style-name="Text_20_body">
      <style:paragraph-properties fo:text-align="justify" style:justify-single-word="false"/>
      <style:text-properties fo:font-variant="normal" fo:text-transform="none" fo:color="#000000" style:font-name="Liberation Serif1" fo:font-size="14pt" fo:letter-spacing="normal" fo:font-style="normal" fo:font-weight="bold" officeooo:rsid="0005808c" officeooo:paragraph-rsid="0005808c" style:font-weight-asian="bold" style:font-weight-complex="bold"/>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05808c"/>
    </style:style>
    <style:style style:name="P5" style:family="paragraph" style:parent-style-name="Text_20_body">
      <style:paragraph-properties fo:margin-left="0in" fo:margin-right="0in" fo:text-align="justify" style:justify-single-word="false" fo:text-indent="0in" style:auto-text-indent="false"/>
      <style:text-properties fo:font-variant="normal" fo:text-transform="none" fo:color="#000000" fo:letter-spacing="normal"/>
    </style:style>
    <style:style style:name="P6" style:family="paragraph" style:parent-style-name="Heading_20_1">
      <style:paragraph-properties fo:text-align="justify" style:justify-single-word="false"/>
    </style:style>
    <style:style style:name="T1" style:family="text">
      <style:text-properties fo:font-variant="normal" fo:text-transform="none" fo:color="#000000" style:font-name="Liberation Serif1" fo:font-size="14pt" fo:letter-spacing="normal" fo:font-style="normal" fo:font-weight="normal"/>
    </style:style>
    <style:style style:name="T2" style:family="text">
      <style:text-properties fo:font-variant="normal" fo:text-transform="none" fo:color="#000000" style:font-name="Liberation Serif1" fo:font-size="14pt" fo:letter-spacing="normal" fo:font-style="normal" fo:font-weight="normal" fo:background-color="#ffff00" loext:char-shading-value="0"/>
    </style:style>
    <style:style style:name="T3" style:family="text">
      <style:text-properties fo:font-variant="normal" fo:text-transform="none" fo:color="#000000" style:font-name="Liberation Serif1" fo:font-size="14pt" fo:letter-spacing="normal" fo:font-style="normal" fo:font-weight="normal" fo:background-color="#ffff00" loext:char-shading-value="0"/>
    </style:style>
    <style:style style:name="T4" style:family="text">
      <style:text-properties fo:font-variant="normal" fo:text-transform="none" fo:color="#000000" style:font-name="Liberation Serif1" fo:font-size="14pt" fo:letter-spacing="normal" fo:font-style="normal" fo:font-weight="normal" officeooo:rsid="0005808c" fo:background-color="#ffff00" loext:char-shading-value="0"/>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cerpt from Effective Modern C++ by Scott Meyers</text:p>
      <text:p text:style-name="P2">Chapter 4 Introduction</text:p>
      <text:p text:style-name="P1">Raw pointers are powerful tools, to be sure, but decades of experience have demonstrated that with only the slightest lapse in concentration or discipline, these tools can turn on their ostensible masters.</text:p>
      <text:p text:style-name="P3"><text:bookmark text:name="filepos513174"/><text:span text:style-name="Emphasis"><text:span text:style-name="T1">Smart pointers</text:span></text:span><text:span text:style-name="T1"> are one way to address these issues. Smart pointers are wrappers around raw pointers that act much like the raw pointers they wrap, but that avoid many of their pitfalls. You should therefore prefer smart pointers to raw pointers. Smart pointers can do virtually everything raw pointers can, but with far fewer opportunities for error.</text:span></text:p>
      <text:p text:style-name="P3"><text:span text:style-name="T1">There are four smart pointers in C++11: </text:span><text:span text:style-name="Source_20_Text"><text:span text:style-name="T1">std::auto_ptr</text:span></text:span><text:span text:style-name="T1">, </text:span><text:span text:style-name="Source_20_Text"><text:span text:style-name="T1">std::unique_ptr</text:span></text:span><text:span text:style-name="T1">, </text:span><text:span text:style-name="Source_20_Text"><text:span text:style-name="T1">std::shared_ptr</text:span></text:span><text:span text:style-name="T1">, and </text:span><text:span text:style-name="Source_20_Text"><text:span text:style-name="T1">std::weak_ptr</text:span></text:span><text:span text:style-name="T1">. All are designed to help manage the lifetimes of dynamically allocated objects, i.e., to avoid resource leaks by ensuring that such objects are destroyed in the appropriate manner at the appropriate time (including in the event of exceptions).</text:span></text:p>
      <text:p text:style-name="P3"><text:span text:style-name="Source_20_Text"><text:span text:style-name="T4">s</text:span></text:span><text:span text:style-name="Source_20_Text"><text:span text:style-name="T3">td::auto_ptr</text:span></text:span><text:span text:style-name="T3"> is a deprecated leftover from C++98.</text:span><text:span text:style-name="T1"> It was an attempt to standardize what later became C++11’s </text:span><text:span text:style-name="Source_20_Text"><text:span text:style-name="T1">std::unique_ptr</text:span></text:span><text:span text:style-name="T1">. Doing the job right required move semantics, but C++98 didn’t have them. As a workaround, </text:span><text:span text:style-name="Source_20_Text"><text:span text:style-name="T1">std::auto_ptr</text:span></text:span><text:span text:style-name="T1"> co-opted its copy operations for moves. This led to surprising code (copying a </text:span><text:span text:style-name="Source_20_Text"><text:span text:style-name="T1">std::auto_ptr</text:span></text:span><text:span text:style-name="T1">sets it to null!) and frustrating usage restrictions (e.g., it’s not possible to store </text:span><text:span text:style-name="Source_20_Text"><text:span text:style-name="T1">std::auto_ptr</text:span></text:span><text:span text:style-name="T1">s in containers).</text:span></text:p>
      <text:p text:style-name="P3"><text:span text:style-name="Source_20_Text"><text:span text:style-name="T1">std::unique_ptr</text:span></text:span><text:span text:style-name="T1"> does everything </text:span><text:span text:style-name="Source_20_Text"><text:span text:style-name="T1">std::auto_ptr</text:span></text:span><text:span text:style-name="T1"> does, plus more. It does it as efficiently, and it does it without warping what it means to copy an object. It’s better than </text:span><text:span text:style-name="Source_20_Text"><text:span text:style-name="T1">std::auto_ptr</text:span></text:span><text:span text:style-name="T1"> in every way. The only legitimate use case for </text:span><text:span text:style-name="Source_20_Text"><text:span text:style-name="T1">std::auto_ptr</text:span></text:span><text:span text:style-name="T1"> is a need to compile code with C++98 compilers. Unless you have that constraint, you should replace </text:span><text:span text:style-name="Source_20_Text"><text:span text:style-name="T1">std::auto_ptr</text:span></text:span><text:span text:style-name="T1"> with </text:span><text:span text:style-name="Source_20_Text"><text:span text:style-name="T1">std::unique_ptr</text:span></text:span><text:span text:style-name="T1"> and never look back.</text:span></text:p>
      <text:p text:style-name="P3"><text:span text:style-name="T1">The smart pointer APIs are remarkably varied. About the only functionality common to all is default construction. Because comprehensive references for these APIs are widely available, I’ll focus my discussions on information that’s often missing from API overviews, e.g., noteworthy use cases, runtime cost analyses, etc. Mastering such information can be the difference between merely using these smart pointers and using them </text:span><text:span text:style-name="Emphasis"><text:span text:style-name="T1">effectively</text:span></text:span><text:span text:style-name="T1">.</text:span></text:p>
      <text:p text:style-name="P3"><text:span text:style-name="T1"/></text:p>
      <text:h text:style-name="P6" text:outline-level="1"><text:soft-page-break/><text:span text:style-name="T1">Item 18: Use </text:span><text:span text:style-name="Source_20_Text"><text:span text:style-name="T1">std::unique_ptr</text:span></text:span><text:span text:style-name="T1"> for exclusive-ownership resource management.</text:span></text:h>
      <text:p text:style-name="P5"> </text:p>
      <text:p text:style-name="P3"><text:bookmark text:name="filepos516087"/><text:bookmark text:name="filepos516203"/><text:span text:style-name="T3">When you reach for a smart pointer, </text:span><text:span text:style-name="Source_20_Text"><text:span text:style-name="T3">std::unique_ptr</text:span></text:span><text:span text:style-name="T3"> should generally be the one closest at hand. </text:span><text:span text:style-name="T1">It’s reasonable to assume that, by default, </text:span><text:span text:style-name="Source_20_Text"><text:span text:style-name="T1">std::unique_ptr</text:span></text:span><text:span text:style-name="T1">s are the same size as raw pointers, and for most operations (including dereferencing), they execute exactly the same instructions. This means you can use them even in situations where memory and cycles are tight. </text:span><text:span text:style-name="T3">If a raw pointer is small enough and fast enough for you, a </text:span><text:span text:style-name="Source_20_Text"><text:span text:style-name="T3">std::unique_ptr</text:span></text:span><text:span text:style-name="T3"> almost certainly is, too.</text:span></text:p>
      <text:p text:style-name="P3"><text:span text:style-name="Source_20_Text"><text:span text:style-name="T3">std::unique_ptr</text:span></text:span><text:span text:style-name="T3"> embodies </text:span><text:span text:style-name="Emphasis"><text:span text:style-name="T3">exclusive ownership</text:span></text:span><text:span text:style-name="T3"> semantics.</text:span><text:bookmark text:name="filepos516953"/><text:bookmark text:name="filepos517079"/><text:span text:style-name="T3"> A non-null </text:span><text:span text:style-name="Source_20_Text"><text:span text:style-name="T3">std::unique_ptr</text:span></text:span><text:span text:style-name="T3"> always owns what it points to. Moving a </text:span><text:span text:style-name="Source_20_Text"><text:span text:style-name="T3">std::unique_ptr</text:span></text:span><text:span text:style-name="T3"> transfers ownership from the source pointer to the destination pointer.</text:span><text:span text:style-name="T1"> </text:span><text:span text:style-name="T3">(The source pointer is set to null.) Copying a </text:span><text:span text:style-name="Source_20_Text"><text:span text:style-name="T3">std::unique_ptr</text:span></text:span><text:span text:style-name="T3"> isn’t allowed, because if you could copy a </text:span><text:span text:style-name="Source_20_Text"><text:span text:style-name="T3">std::unique_ptr</text:span></text:span><text:span text:style-name="T3">, you’d end up with two </text:span><text:span text:style-name="Source_20_Text"><text:span text:style-name="T3">std::unique_ptr</text:span></text:span><text:span text:style-name="T3">s to the same resource, each thinking it owned (and should therefore destroy) that resource. </text:span><text:span text:style-name="Source_20_Text"><text:span text:style-name="T3">std::unique_ptr</text:span></text:span><text:span text:style-name="T3"> is thus a </text:span><text:span text:style-name="Emphasis"><text:span text:style-name="T3">move-only type</text:span></text:span><text:span text:style-name="T3">.</text:span><text:bookmark text:name="filepos517759"/><text:span text:style-name="T1"> </text:span><text:bookmark text:name="filepos517859"/><text:span text:style-name="T3">Upon destruction, a non-null </text:span><text:span text:style-name="Source_20_Text"><text:span text:style-name="T3">std::unique_ptr</text:span></text:span><text:span text:style-name="T3"> destroys its resource. By default, resource destruction is accomplished by applying </text:span><text:span text:style-name="Source_20_Text"><text:span text:style-name="T3">delete</text:span></text:span><text:span text:style-name="T3"> to the raw pointer inside the </text:span><text:span text:style-name="Source_20_Text"><text:span text:style-name="T3">std::unique_ptr</text:span></text:span><text:span text:style-name="T3">.</text:span></text:p>
      <text:p text:style-name="P3"><text:bookmark text:name="filepos515728"/><text:span text:style-name="T1"/></text:p>
      <text:section text:style-name="Sect1" text:name="filepos515941">
        <text:p text:style-name="Text_20_body"><text:line-break/></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2T21:55:43.009380672</meta:creation-date>
    <meta:print-date>2017-11-12T22:59:44.884079298</meta:print-date>
    <dc:date>2017-11-14T09:29:53.151270318</dc:date>
    <meta:editing-duration>P1DT11H3M49S</meta:editing-duration>
    <meta:editing-cycles>1</meta:editing-cycles>
    <meta:generator>LibreOffice/5.1.6.2$Linux_X86_64 LibreOffice_project/10m0$Build-2</meta:generator>
    <meta:document-statistic meta:table-count="0" meta:image-count="0" meta:object-count="0" meta:page-count="2" meta:paragraph-count="13" meta:word-count="520" meta:character-count="3492" meta:non-whitespace-character-count="2981"/>
  </office:meta>
</office:document-meta>
</file>